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8000002A5D3967D7CC0D19DA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Linienspitzen_20_7" draw:marker-end-width="0.3cm" svg:stroke-opacity="20%" draw:fill="solid" draw:fill-color="#ffffff" draw:textarea-vertical-align="middle"/>
    </style:style>
    <style:style style:name="gr2" style:family="graphic" style:parent-style-name="objectwithoutfill">
      <style:graphic-properties draw:marker-end="Linienspitzen_20_6" draw:marker-end-width="0.3cm" draw:fill="solid" draw:fill-color="#ffffff" draw:textarea-vertical-align="middle"/>
    </style:style>
    <style:style style:name="gr3" style:family="graphic" style:parent-style-name="objectwithoutfill">
      <style:graphic-properties draw:marker-end="Linienspitzen_20_8" draw:marker-end-width="0.3cm" draw:fill="solid" draw:fill-color="#ffffff" draw:textarea-vertical-align="middle"/>
    </style:style>
    <style:style style:name="gr4" style:family="graphic" style:parent-style-name="objectwithoutfill">
      <style:graphic-properties draw:marker-end="Linienspitzen_20_4" draw:marker-end-width="0.3cm" draw:fill="solid" draw:fill-color="#ffffff" draw:textarea-vertical-align="middle"/>
      <style:paragraph-properties style:writing-mode="lr-tb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9cm" fo:min-width="4.179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9cm" fo:min-width="3.148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9cm" fo:min-width="1.228cm"/>
      <style:paragraph-properties style:writing-mode="lr-tb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02cm" fo:min-width="8.32cm"/>
      <style:paragraph-properties style:writing-mode="lr-tb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02cm" fo:min-width="3.148cm"/>
      <style:paragraph-properties style:writing-mode="lr-tb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9cm" fo:min-width="3.905cm"/>
      <style:paragraph-properties style:writing-mode="lr-tb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9cm" fo:min-width="3.733cm"/>
      <style:paragraph-properties style:writing-mode="lr-tb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9cm" fo:min-width="6.535cm"/>
      <style:paragraph-properties style:writing-mode="lr-tb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42cm" fo:min-width="3.905cm"/>
      <style:paragraph-properties style:writing-mode="lr-tb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9cm" fo:min-width="2.658cm"/>
      <style:paragraph-properties style:writing-mode="lr-tb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none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none" style:writing-mode="lr-tb"/>
      <style:text-properties fo:font-size="6pt" style:font-size-asian="10pt" style:font-size-complex="10pt"/>
    </style:style>
    <style:style style:name="P4" style:family="paragraph">
      <style:paragraph-properties fo:text-align="center" style:text-autospace="none" style:writing-mode="lr-tb"/>
      <style:text-properties fo:color="#000000" loext:opacity="100%" style:font-name="JetBrains Mono1" fo:font-size="10pt" style:font-name-asian="JetBrains Mono1" style:font-size-asian="10pt" style:font-name-complex="JetBrains Mono1" style:font-size-complex="10pt"/>
    </style:style>
    <style:style style:name="P5" style:family="paragraph">
      <loext:graphic-properties draw:fill="solid" draw:fill-color="#ffffff"/>
      <style:paragraph-properties fo:text-align="center" style:text-autospace="none" style:writing-mode="lr-tb"/>
      <style:text-properties fo:color="#000000" loext:opacity="100%" style:font-name="JetBrains Mono1" fo:font-size="10pt" style:font-name-asian="JetBrains Mono1" style:font-size-asian="10pt" style:font-name-complex="JetBrains Mono1" style:font-size-complex="10pt"/>
    </style:style>
    <style:style style:name="P6" style:family="paragraph">
      <style:paragraph-properties fo:text-align="justify" style:text-autospace="none" style:writing-mode="lr-tb"/>
      <style:text-properties fo:color="#000000" loext:opacity="100%" style:font-name="JetBrains Mono1" fo:font-size="10pt" style:font-name-asian="JetBrains Mono1" style:font-size-asian="10pt" style:font-name-complex="JetBrains Mono1" style:font-size-complex="10pt"/>
    </style:style>
    <style:style style:name="P7" style:family="paragraph">
      <loext:graphic-properties draw:fill="solid" draw:fill-color="#ffffff"/>
      <style:paragraph-properties fo:text-align="justify" style:text-autospace="none" style:writing-mode="lr-tb"/>
      <style:text-properties fo:color="#000000" loext:opacity="100%" style:font-name="JetBrains Mono1" fo:font-size="10pt" style:font-name-asian="JetBrains Mono1" style:font-size-asian="10pt" style:font-name-complex="JetBrains Mono1" style:font-size-complex="10pt"/>
    </style:style>
    <style:style style:name="P8" style:family="paragraph">
      <style:paragraph-properties fo:text-align="center" style:text-autospace="none" style:writing-mode="lr-tb"/>
      <style:text-properties fo:color="#000000" loext:opacity="100%" fo:font-size="10pt" style:font-size-asian="10pt" style:font-size-complex="10pt"/>
    </style:style>
    <style:style style:name="P9" style:family="paragraph">
      <loext:graphic-properties draw:fill="solid" draw:fill-color="#ffffff"/>
      <style:paragraph-properties fo:text-align="center" style:text-autospace="none" style:writing-mode="lr-tb"/>
      <style:text-properties fo:color="#000000" loext:opacity="100%" fo:font-size="10pt" style:font-size-asian="10pt" style:font-size-complex="10pt"/>
    </style:style>
    <style:style style:name="P10" style:family="paragraph">
      <style:paragraph-properties fo:text-align="center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6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font-style="normal" fo:text-shadow="none" style:text-underline-style="none" fo:font-weight="bold" style:letter-kerning="true" style:font-name-asian="JetBrains Mono1" style:font-size-asian="18pt" style:font-style-asian="normal" style:font-weight-asian="bold" style:font-name-complex="JetBrains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font-style="normal" fo:text-shadow="none" style:text-underline-style="none" fo:font-weight="bold" style:letter-kerning="true" style:font-name-asian="JetBrains Mono1" style:font-size-asian="10pt" style:font-style-asian="normal" style:font-weight-asian="bold" style:font-name-complex="JetBrains Mono1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ff" loext:opacity="100%" style:text-outline="false" style:text-line-through-style="none" style:text-line-through-type="none" style:font-name="JetBrains Mono1" fo:font-size="10pt" fo:font-style="normal" fo:text-shadow="none" style:text-underline-style="none" fo:font-weight="normal" style:letter-kerning="true" style:font-name-asian="JetBrains Mono1" style:font-size-asian="10pt" style:font-style-asian="normal" style:font-weight-asian="normal" style:font-name-complex="JetBrains Mono1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gr1" draw:text-style-name="P1" draw:layer="layout" draw:type="line" svg:x1="20.784cm" svg:y1="6.644cm" svg:x2="23.012cm" svg:y2="6.672cm" draw:start-shape="id1" draw:start-glue-point="1" draw:end-shape="id2" draw:end-glue-point="3" svg:d="M20784 6644l2228 28" svg:viewBox="0 0 2229 29">
          <text:p/>
        </draw:connector>
        <draw:connector draw:style-name="gr2" draw:text-style-name="P1" draw:layer="layout" draw:type="line" svg:x1="14.308cm" svg:y1="19.412cm" svg:x2="14.424cm" svg:y2="21.544cm" draw:start-shape="id3" draw:start-glue-point="2" draw:end-shape="id4" draw:end-glue-point="0" svg:d="M14308 19412l116 2132" svg:viewBox="0 0 117 2133">
          <text:p/>
        </draw:connector>
        <draw:connector draw:style-name="gr2" draw:text-style-name="P1" draw:layer="layout" draw:type="line" svg:x1="22.841cm" svg:y1="19.45cm" svg:x2="22.861cm" svg:y2="21.383cm" draw:start-shape="id5" draw:start-glue-point="2" draw:end-shape="id6" draw:end-glue-point="0" svg:d="M22841 19450l20 1933" svg:viewBox="0 0 21 1934">
          <text:p/>
        </draw:connector>
        <draw:connector draw:style-name="gr3" draw:text-style-name="P1" draw:layer="layout" draw:type="line" svg:x1="19.979cm" svg:y1="12.45cm" svg:x2="14.308cm" svg:y2="18.283cm" draw:start-shape="id7" draw:start-glue-point="2" draw:end-shape="id3" draw:end-glue-point="0" svg:d="M19979 12450l-5671 5833" svg:viewBox="0 0 5672 5834">
          <text:p/>
        </draw:connector>
        <draw:connector draw:style-name="gr4" draw:text-style-name="P3" draw:layer="layout" draw:type="line" svg:x1="19.979cm" svg:y1="12.45cm" svg:x2="11.413cm" svg:y2="16.125cm" draw:start-shape="id7" draw:start-glue-point="2" draw:end-shape="id8" draw:end-glue-point="0" svg:d="M19979 12450l-8566 3675" svg:viewBox="0 0 8567 3676">
          <text:p text:style-name="P2"><text:span text:style-name="T1">Bat2MessKontaktNr</text:span></text:p>
        </draw:connector>
        <draw:connector draw:style-name="gr2" draw:text-style-name="P1" draw:layer="layout" draw:type="line" svg:x1="19.979cm" svg:y1="12.45cm" svg:x2="22.841cm" svg:y2="18.198cm" draw:start-shape="id7" draw:start-glue-point="2" draw:end-shape="id5" draw:end-glue-point="0" svg:d="M19979 12450l2862 5748" svg:viewBox="0 0 2863 5749">
          <text:p/>
        </draw:connector>
        <draw:custom-shape draw:style-name="gr5" draw:text-style-name="P5" xml:id="id3" draw:id="id3" draw:layer="layout" svg:width="4.679cm" svg:height="1.129cm" svg:x="11.969cm" svg:y="18.283cm">
          <text:p text:style-name="P4"><text:span text:style-name="T2">switchAllKoff</text:span><text:span text:style-name="T3">(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3.648cm" svg:height="1.129cm" svg:x="12.6cm" svg:y="21.544cm">
          <text:p text:style-name="P4"><text:span text:style-name="T4">K30_off</text:span><text:span text:style-name="T5">()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8" draw:id="id8" draw:layer="layout" svg:width="1.728cm" svg:height="1.129cm" svg:x="10.549cm" svg:y="16.125cm">
          <text:p text:style-name="P6"><text:span text:style-name="T4">K.on</text:span><text:span text:style-name="T5">(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xml:id="id6" draw:id="id6" draw:layer="layout" svg:width="8.82cm" svg:height="1.252cm" svg:x="18.451cm" svg:y="21.383cm">
          <text:p text:style-name="P4"><text:span text:style-name="T5">Cebo.device.</text:span><text:span text:style-name="T4">getSingleEndedInputs()</text:span><text:span text:style-name="T5">[ch].read()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5" draw:id="id5" draw:layer="layout" svg:width="3.648cm" svg:height="1.252cm" svg:x="21.017cm" svg:y="18.198cm">
          <text:p text:style-name="P4"><text:span text:style-name="T4">getAn</text:span><text:span text:style-name="T4">alogV</text:span><text:span text:style-name="T4">als</text:span><text:span text:style-name="T5">()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4.405cm" svg:height="1.129cm" svg:x="23.012cm" svg:y="6.108cm">
          <text:p text:style-name="P8"><text:span text:style-name="T4">writeLogMsg</text:span><text:span text:style-name="T5">(str</text:span><text:span text:style-name="T5">ToLog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xml:id="id1" draw:id="id1" draw:layer="layout" svg:width="4.233cm" svg:height="1.129cm" svg:x="16.551cm" svg:y="6.08cm">
          <text:p text:style-name="P4"><text:span text:style-name="T4">logMeasAllBat</text:span><text:span text:style-name="T5">()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xml:id="id7" draw:id="id7" draw:layer="layout" svg:width="4.405cm" svg:height="1.129cm" svg:x="17.777cm" svg:y="11.321cm">
          <text:p text:style-name="P4"><text:span text:style-name="T4">measBat</text:span><text:span text:style-name="T5">(strBatNr)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1" draw:id="id11" draw:layer="layout" svg:width="7.035cm" svg:height="1.129cm" svg:x="15.207cm" svg:y="2.719cm">
          <text:p text:style-name="P4"><text:span text:style-name="T4">compareBatX</text:span><text:span text:style-name="T5">(strBat</text:span><text:span text:style-name="T5">Nr, value=</text:span><text:span text:style-name="T6">11.9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xml:id="id9" draw:id="id9" draw:layer="layout" svg:width="4.405cm" svg:height="0.992cm" svg:x="10.681cm" svg:y="7.937cm">
          <text:p text:style-name="P4"><text:span text:style-name="T4">measBatXinf</text:span><text:span text:style-name="T5">(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883cm" svg:y1="8.929cm" svg:x2="11.413cm" svg:y2="16.125cm" draw:start-shape="id9" draw:start-glue-point="2" draw:end-shape="id8" draw:end-glue-point="0" svg:d="M12883 8929l-1470 7196" svg:viewBox="0 0 1471 7197">
          <text:p/>
        </draw:connector>
        <draw:custom-shape draw:style-name="gr14" draw:text-style-name="P5" xml:id="id10" draw:id="id10" draw:layer="layout" svg:width="3.158cm" svg:height="1.129cm" svg:x="13.725cm" svg:y="11.225cm">
          <text:p text:style-name="P4"><text:span text:style-name="T4">measAnalInf</text:span><text:span text:style-name="T5">()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2.883cm" svg:y1="8.929cm" svg:x2="15.304cm" svg:y2="11.225cm" draw:start-shape="id9" draw:start-glue-point="2" draw:end-shape="id10" draw:end-glue-point="0" svg:d="M12883 8929l2421 2296" svg:viewBox="0 0 2422 2297">
          <text:p/>
        </draw:connector>
        <draw:connector draw:style-name="gr3" draw:text-style-name="P1" draw:layer="layout" draw:type="line" svg:x1="12.883cm" svg:y1="8.929cm" svg:x2="14.308cm" svg:y2="18.283cm" draw:start-shape="id9" draw:start-glue-point="2" draw:end-shape="id3" draw:end-glue-point="0" svg:d="M12883 8929l1425 9354" svg:viewBox="0 0 1426 9355">
          <text:p/>
        </draw:connector>
        <draw:connector draw:style-name="gr2" draw:text-style-name="P1" draw:layer="layout" draw:type="line" svg:x1="15.304cm" svg:y1="12.354cm" svg:x2="22.841cm" svg:y2="18.198cm" draw:start-shape="id10" draw:start-glue-point="2" draw:end-shape="id5" draw:end-glue-point="0" svg:d="M15304 12354l7537 5844" svg:viewBox="0 0 7538 5845">
          <text:p/>
        </draw:connector>
        <draw:connector draw:style-name="gr3" draw:text-style-name="P1" draw:layer="layout" draw:type="line" svg:x1="18.667cm" svg:y1="7.209cm" svg:x2="19.979cm" svg:y2="11.321cm" draw:start-shape="id1" draw:start-glue-point="2" draw:end-shape="id7" draw:end-glue-point="0" svg:d="M18667 7209l1312 4112" svg:viewBox="0 0 1313 4113">
          <text:p/>
        </draw:connector>
        <draw:connector draw:style-name="gr3" draw:text-style-name="P1" draw:layer="layout" draw:type="line" svg:x1="18.724cm" svg:y1="3.848cm" svg:x2="18.667cm" svg:y2="6.08cm" draw:start-shape="id11" draw:start-glue-point="2" draw:end-shape="id1" draw:end-glue-point="0" svg:d="M18724 3848l-57 2232" svg:viewBox="0 0 58 2233">
          <text:p/>
        </draw:connector>
      </draw:page>
      <draw:page draw:name="page2" draw:style-name="dp1" draw:master-page-name="Standard">
        <draw:frame draw:style-name="gr15" draw:text-style-name="P10" draw:layer="layout" svg:width="31.537cm" svg:height="17.911cm" svg:x="4.621cm" svg:y="2.439cm">
          <draw:image xlink:href="Pictures/10000000000004A8000002A5D3967D7CC0D19DA5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4" draw:display-name="Linienspitzen 4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Jörg Haas</meta:initial-creator>
    <meta:creation-date>2023-01-07T10:45:07.447581632</meta:creation-date>
    <dc:date>2024-01-11T20:16:44.514311462</dc:date>
    <meta:editing-duration>PT9H19M37S</meta:editing-duration>
    <meta:editing-cycles>34</meta:editing-cycles>
    <meta:generator>LibreOffice/7.3.7.2$Linux_X86_64 LibreOffice_project/30$Build-2</meta:generator>
    <meta:document-statistic meta:object-count="24"/>
  </office:meta>
</office:document-meta>
</file>